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4.39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cp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ombre de CPU</text:p>
          </table:table-cell>
          <table:table-cell office:value-type="string" calcext:value-type="string">
            <text:p>Temps algo base</text:p>
          </table:table-cell>
          <table:table-cell office:value-type="string" calcext:value-type="string">
            <text:p>Ecart type algo de base</text:p>
          </table:table-cell>
          <table:table-cell office:value-type="string" calcext:value-type="string">
            <text:p>Temps algo parallélisé</text:p>
          </table:table-cell>
          <table:table-cell office:value-type="string" calcext:value-type="string">
            <text:p>Ecart type algo parallélisé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332012" calcext:value-type="float">
            <text:p>18,332012</text:p>
          </table:table-cell>
          <table:table-cell office:value-type="float" office:value="0.229425" calcext:value-type="float">
            <text:p>0,229425</text:p>
          </table:table-cell>
          <table:table-cell office:value-type="float" office:value="15.092779" calcext:value-type="float">
            <text:p>15,092779</text:p>
          </table:table-cell>
          <table:table-cell office:value-type="float" office:value="0.154404" calcext:value-type="float">
            <text:p>0,154404</text:p>
          </table:table-cell>
          <table:table-cell table:formula="of:=[.B2]/[.D2]" office:value-type="float" office:value="1.21462137622236" calcext:value-type="float">
            <text:p>1,2146213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289942" calcext:value-type="float">
            <text:p>18,289942</text:p>
          </table:table-cell>
          <table:table-cell office:value-type="float" office:value="0.211138" calcext:value-type="float">
            <text:p>0,211138</text:p>
          </table:table-cell>
          <table:table-cell office:value-type="float" office:value="4.76585" calcext:value-type="float">
            <text:p>4,76585</text:p>
          </table:table-cell>
          <table:table-cell office:value-type="float" office:value="0.060419" calcext:value-type="float">
            <text:p>0,060419</text:p>
          </table:table-cell>
          <table:table-cell table:formula="of:=[.B3]/[.D3]" office:value-type="float" office:value="3.8377082786911" calcext:value-type="float">
            <text:p>3,83770827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400109" calcext:value-type="float">
            <text:p>18,400109</text:p>
          </table:table-cell>
          <table:table-cell office:value-type="float" office:value="0.166819" calcext:value-type="float">
            <text:p>0,166819</text:p>
          </table:table-cell>
          <table:table-cell office:value-type="float" office:value="2.684015" calcext:value-type="float">
            <text:p>2,684015</text:p>
          </table:table-cell>
          <table:table-cell office:value-type="float" office:value="0.022923" calcext:value-type="float">
            <text:p>0,022923</text:p>
          </table:table-cell>
          <table:table-cell table:formula="of:=[.B4]/[.D4]" office:value-type="float" office:value="6.85544194052567" calcext:value-type="float">
            <text:p>6,85544194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357274" calcext:value-type="float">
            <text:p>18,357274</text:p>
          </table:table-cell>
          <table:table-cell office:value-type="float" office:value="0.205768" calcext:value-type="float">
            <text:p>0,205768</text:p>
          </table:table-cell>
          <table:table-cell office:value-type="float" office:value="1.967319" calcext:value-type="float">
            <text:p>1,967319</text:p>
          </table:table-cell>
          <table:table-cell office:value-type="float" office:value="0.012738" calcext:value-type="float">
            <text:p>0,012738</text:p>
          </table:table-cell>
          <table:table-cell table:formula="of:=[.B5]/[.D5]" office:value-type="float" office:value="9.33111203622799" calcext:value-type="float">
            <text:p>9,3311120362</text:p>
          </table:table-cell>
        </table:table-row>
      </table:table>
      <table:table table:name="Normal" table:style-name="ta1"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8" table:default-cell-style-name="ce2"/>
        <table:table-row table:style-name="ro1">
          <table:table-cell office:value-type="string" calcext:value-type="string">
            <text:p>Côté</text:p>
          </table:table-cell>
          <table:table-cell office:value-type="string" calcext:value-type="string">
            <text:p>Temps algo base</text:p>
          </table:table-cell>
          <table:table-cell office:value-type="string" calcext:value-type="string">
            <text:p>Ecart type algo de base</text:p>
          </table:table-cell>
          <table:table-cell office:value-type="string" calcext:value-type="string">
            <text:p>Temps algo parallélisé</text:p>
          </table:table-cell>
          <table:table-cell office:value-type="string" calcext:value-type="string">
            <text:p>Ecart type algo parallélisé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0906" calcext:value-type="float">
            <text:p>0,020906</text:p>
          </table:table-cell>
          <table:table-cell office:value-type="float" office:value="0.000847" calcext:value-type="float">
            <text:p>0,000847</text:p>
          </table:table-cell>
          <table:table-cell office:value-type="float" office:value="1.027429" calcext:value-type="float">
            <text:p>1,027429</text:p>
          </table:table-cell>
          <table:table-cell office:value-type="float" office:value="0.001446" calcext:value-type="float">
            <text:p>0,001446</text:p>
          </table:table-cell>
          <table:table-cell table:formula="of:=[.B2]/[.D2]" office:value-type="float" office:value="0.0203478780528873" calcext:value-type="float">
            <text:p>0,02034787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76043" calcext:value-type="float">
            <text:p>0,276043</text:p>
          </table:table-cell>
          <table:table-cell office:value-type="float" office:value="0.005101" calcext:value-type="float">
            <text:p>0,005101</text:p>
          </table:table-cell>
          <table:table-cell office:value-type="float" office:value="1.042211" calcext:value-type="float">
            <text:p>1,042211</text:p>
          </table:table-cell>
          <table:table-cell office:value-type="float" office:value="0.003372" calcext:value-type="float">
            <text:p>0,003372</text:p>
          </table:table-cell>
          <table:table-cell table:formula="of:=[.B3]/[.D3]" office:value-type="float" office:value="0.264862873256951" calcext:value-type="float">
            <text:p>0,26486287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282467" calcext:value-type="float">
            <text:p>1,282467</text:p>
          </table:table-cell>
          <table:table-cell office:value-type="float" office:value="0.022457" calcext:value-type="float">
            <text:p>0,022457</text:p>
          </table:table-cell>
          <table:table-cell office:value-type="float" office:value="1.095304" calcext:value-type="float">
            <text:p>1,095304</text:p>
          </table:table-cell>
          <table:table-cell office:value-type="float" office:value="0.008121" calcext:value-type="float">
            <text:p>0,008121</text:p>
          </table:table-cell>
          <table:table-cell table:formula="of:=[.B4]/[.D4]" office:value-type="float" office:value="1.17087767414343" calcext:value-type="float">
            <text:p>1,17087767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837879" calcext:value-type="float">
            <text:p>3,837879</text:p>
          </table:table-cell>
          <table:table-cell office:value-type="float" office:value="0.054224" calcext:value-type="float">
            <text:p>0,054224</text:p>
          </table:table-cell>
          <table:table-cell office:value-type="float" office:value="1.225366" calcext:value-type="float">
            <text:p>1,225366</text:p>
          </table:table-cell>
          <table:table-cell office:value-type="float" office:value="0.004941" calcext:value-type="float">
            <text:p>0,004941</text:p>
          </table:table-cell>
          <table:table-cell table:formula="of:=[.B5]/[.D5]" office:value-type="float" office:value="3.13202667611146" calcext:value-type="float">
            <text:p>3,13202667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076694" calcext:value-type="float">
            <text:p>9,076694</text:p>
          </table:table-cell>
          <table:table-cell office:value-type="float" office:value="0.083843" calcext:value-type="float">
            <text:p>0,083843</text:p>
          </table:table-cell>
          <table:table-cell office:value-type="float" office:value="1.490103" calcext:value-type="float">
            <text:p>1,490103</text:p>
          </table:table-cell>
          <table:table-cell office:value-type="float" office:value="0.007679" calcext:value-type="float">
            <text:p>0,007679</text:p>
          </table:table-cell>
          <table:table-cell table:formula="of:=[.B6]/[.D6]" office:value-type="float" office:value="6.09131986178137" calcext:value-type="float">
            <text:p>6,09131986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.391259" calcext:value-type="float">
            <text:p>18,391259</text:p>
          </table:table-cell>
          <table:table-cell office:value-type="float" office:value="0.171862" calcext:value-type="float">
            <text:p>0,171862</text:p>
          </table:table-cell>
          <table:table-cell office:value-type="float" office:value="1.973294" calcext:value-type="float">
            <text:p>1,973294</text:p>
          </table:table-cell>
          <table:table-cell office:value-type="float" office:value="0.023805" calcext:value-type="float">
            <text:p>0,023805</text:p>
          </table:table-cell>
          <table:table-cell table:formula="of:=[.B7]/[.D7]" office:value-type="float" office:value="9.32008053538905" calcext:value-type="float">
            <text:p>9,32008053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3.591141" calcext:value-type="float">
            <text:p>33,591141</text:p>
          </table:table-cell>
          <table:table-cell office:value-type="float" office:value="0.22903" calcext:value-type="float">
            <text:p>0,22903</text:p>
          </table:table-cell>
          <table:table-cell office:value-type="float" office:value="2.733822" calcext:value-type="float">
            <text:p>2,733822</text:p>
          </table:table-cell>
          <table:table-cell office:value-type="float" office:value="0.015214" calcext:value-type="float">
            <text:p>0,015214</text:p>
          </table:table-cell>
          <table:table-cell table:formula="of:=[.B8]/[.D8]" office:value-type="float" office:value="12.2872451095938" calcext:value-type="float">
            <text:p>12,28724510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6.337931" calcext:value-type="float">
            <text:p>56,337931</text:p>
          </table:table-cell>
          <table:table-cell office:value-type="float" office:value="0.386286" calcext:value-type="float">
            <text:p>0,386286</text:p>
          </table:table-cell>
          <table:table-cell office:value-type="float" office:value="3.902901" calcext:value-type="float">
            <text:p>3,902901</text:p>
          </table:table-cell>
          <table:table-cell office:value-type="float" office:value="0.032524" calcext:value-type="float">
            <text:p>0,032524</text:p>
          </table:table-cell>
          <table:table-cell table:formula="of:=[.B9]/[.D9]" office:value-type="float" office:value="14.4348859989018" calcext:value-type="float">
            <text:p>14,434885998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9.384001" calcext:value-type="float">
            <text:p>89,384001</text:p>
          </table:table-cell>
          <table:table-cell office:value-type="float" office:value="0.744435" calcext:value-type="float">
            <text:p>0,744435</text:p>
          </table:table-cell>
          <table:table-cell office:value-type="float" office:value="5.593868" calcext:value-type="float">
            <text:p>5,593868</text:p>
          </table:table-cell>
          <table:table-cell office:value-type="float" office:value="0.041732" calcext:value-type="float">
            <text:p>0,041732</text:p>
          </table:table-cell>
          <table:table-cell table:formula="of:=[.B10]/[.D10]" office:value-type="float" office:value="15.9789256736126" calcext:value-type="float">
            <text:p>15,97892567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5.253413" calcext:value-type="float">
            <text:p>135,253413</text:p>
          </table:table-cell>
          <table:table-cell office:value-type="float" office:value="0.78966" calcext:value-type="float">
            <text:p>0,78966</text:p>
          </table:table-cell>
          <table:table-cell office:value-type="float" office:value="7.924736" calcext:value-type="float">
            <text:p>7,924736</text:p>
          </table:table-cell>
          <table:table-cell office:value-type="float" office:value="0.05192" calcext:value-type="float">
            <text:p>0,05192</text:p>
          </table:table-cell>
          <table:table-cell table:formula="of:=[.B11]/[.D11]" office:value-type="float" office:value="17.0672452684859" calcext:value-type="float">
            <text:p>17,0672452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0:02:03.372329125</meta:creation-date>
    <dc:date>2018-05-09T01:02:57.410294824</dc:date>
    <meta:editing-duration>PT45M22S</meta:editing-duration>
    <meta:editing-cycles>2</meta:editing-cycles>
    <meta:generator>LibreOffice/4.2.8.2$Linux_X86_64 LibreOffice_project/420m0$Build-2</meta:generator>
    <meta:document-statistic meta:table-count="2" meta:cell-count="96" meta:object-count="0"/>
  </office:meta>
</office:document-meta>
</file>